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itle">
      <style:text-properties officeooo:rsid="0014c0cb" officeooo:paragraph-rsid="0014c0cb"/>
    </style:style>
    <style:style style:name="P3" style:family="paragraph" style:parent-style-name="Text_20_body">
      <style:paragraph-properties fo:text-align="center" style:justify-single-word="false"/>
      <style:text-properties officeooo:rsid="0014c0cb" officeooo:paragraph-rsid="0014c0cb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4c0cb" officeooo:paragraph-rsid="0014c0cb" style:font-size-asian="11pt" style:font-size-complex="11pt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5d389" officeooo:paragraph-rsid="0015d389" style:font-size-asian="11pt" style:font-size-complex="11p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60b59" officeooo:paragraph-rsid="00160b59" style:font-size-asian="11pt" style:font-size-complex="11pt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71564" officeooo:paragraph-rsid="00171564" style:font-size-asian="11pt" style:font-size-complex="11pt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8ce38" officeooo:paragraph-rsid="001a068b" style:font-size-asian="11pt" style:font-size-complex="11pt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8ce38" officeooo:paragraph-rsid="001b0c56" style:font-size-asian="11pt" style:font-size-complex="11pt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8ce38" officeooo:paragraph-rsid="001c870d" style:font-size-asian="11pt" style:font-size-complex="11pt"/>
    </style:style>
    <style:style style:name="T1" style:family="text">
      <style:text-properties officeooo:rsid="001a068b"/>
    </style:style>
    <style:style style:name="T2" style:family="text">
      <style:text-properties fo:font-weight="bold" officeooo:rsid="001a068b" style:font-weight-asian="bold" style:font-weight-complex="bold"/>
    </style:style>
    <style:style style:name="T3" style:family="text">
      <style:text-properties fo:font-weight="bold" officeooo:rsid="001b0c56" style:font-weight-asian="bold" style:font-weight-complex="bold"/>
    </style:style>
    <style:style style:name="T4" style:family="text">
      <style:text-properties fo:font-weight="normal" officeooo:rsid="001a068b" style:font-weight-asian="normal" style:font-weight-complex="normal"/>
    </style:style>
    <style:style style:name="T5" style:family="text">
      <style:text-properties fo:font-weight="normal" officeooo:rsid="001b0c56" style:font-weight-asian="normal" style:font-weight-complex="normal"/>
    </style:style>
    <style:style style:name="T6" style:family="text">
      <style:text-properties fo:font-weight="normal" officeooo:rsid="001c870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ergency Care</text:p>
      <text:p text:style-name="P3">A Method of Protecting Children From The Dangers of the Emergency</text:p>
      <text:p text:style-name="P1"/>
      <text:p text:style-name="P4">A Child can likely have an emergency more readily than an adult.</text:p>
      <text:p text:style-name="P4">A Child cannot response to a emergency situation like an adult may be able to.</text:p>
      <text:p text:style-name="P4">A Child does not have the wisdom to determine from knowledge how to handle an emergency situation.</text:p>
      <text:p text:style-name="P4">A Child taking care of an adult in an emergency situation needs to solve a very scary problem, and preparation beforehand is key.</text:p>
      <text:p text:style-name="P4">A Child in an emergency situation will not be able to understand what is going on unless it is prepared beforehand.</text:p>
      <text:p text:style-name="P4">No amount of preparation will fully-prepare a Child for the emergency, but it will certainly allow the emergency to be resolved successfully, rather than to a terrible conclusion.</text:p>
      <text:p text:style-name="P5">A Child in an emergency situation is a caregiver, and should be taught how to care for those around it as a caregiver would.</text:p>
      <text:p text:style-name="P5">A Child is not too young to save a life.</text:p>
      <text:p text:style-name="P5">A Child is not too stupid to understand life-saving techniques.</text:p>
      <text:p text:style-name="P5">A Child is not too unable to understand to not recognize when someone is in an emergency situation, but they need to be shown, by example, what emergencies look like. <text:s/>Play-acting is very, very, very useful to demonstrate to a Child exactly what a emergency looks like and schools should invite professionals to demonstrate what an actual emergency looks like from their personal wisdom.</text:p>
      <text:p text:style-name="P6">A Child cannot be allowed to go into an emergency situation without a emergency contact.</text:p>
      <text:p text:style-name="P6">A Child cannot be expected to develop an entire emergency response without any preparation whatsoever.</text:p>
      <text:p text:style-name="P6">A Child cannot be incorporated into an emergency response without its participation and training beforehand.</text:p>
      <text:p text:style-name="P6">A Child does not have a means to remember the response, but instead needs to have important information written down in a very, very easy to find place to keep the Child calm and able to manage the emergency.</text:p>
      <text:p text:style-name="P7">A Child does not have a very stable response to a panic-inducing situation, but with clear instructions and reassurances beforehand, a Child can find closure and heal more quickly in the event of a terrible conclusion.</text:p>
      <text:p text:style-name="P8">A Child does not have a way to become a certified first-responder, and should not be expected to resuscitate or revive a person in an emergency – not even with the correct equipment.</text:p>
      <text:p text:style-name="P9"><text:span text:style-name="T1">A Child cannot be allowed to participate in the use of dangerous medical equipment – not even to save a persons life. <text:s/>The Child would be in more danger and so would the person in the emergency, </text:span><text:span text:style-name="T2">no matter what</text:span><text:span text:style-name="T4">.</text:span></text:p>
      <text:p text:style-name="P9"><text:span text:style-name="T5">A Child is not the only one in danger of being a victim in an emergency.</text:span></text:p>
      <text:p text:style-name="P9"><text:span text:style-name="T5">A <text:s/>Child experiencing an emergency needs the immediate assistance of the authorities.</text:span></text:p>
      <text:p text:style-name="P10"><text:soft-page-break/><text:span text:style-name="T5">A Child experiencing a medical emergency </text:span><text:span text:style-name="T3">needs</text:span><text:span text:style-name="T5"> the local medical authority </text:span><text:span text:style-name="T3">immediately</text:span><text:span text:style-name="T5">. <text:s/></text:span><text:span text:style-name="T3">Don’t</text:span><text:span text:style-name="T5"> </text:span><text:span text:style-name="T3">hesitate</text:span><text:span text:style-name="T5"> to call 911 (in the United States) even if the child seems to be OK, or if you’re not sure the child is experiencing an emergency.</text:span></text:p>
      <text:p text:style-name="P10"><text:span text:style-name="T6">A Child experiencing a violent emergency is in need of the authorities and needs to have them looking for it immediately.</text:span></text:p>
      <text:p text:style-name="P10"><text:span text:style-name="T6">A Child needs a time management schedule that adults in the Child’s life are aware of and have it’s supervision be of paramount important.</text:span></text:p>
      <text:p text:style-name="P10"><text:span text:style-name="T6">A Child needs to keep a regular check up with a medical authority that does not have the parents present. <text:s/>This is to keep a abusive parent away from the child long enough to determine the occurrence of abus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4T23:46:26.976438783</dc:date>
    <meta:editing-duration>PT13M1S</meta:editing-duration>
    <meta:editing-cycles>10</meta:editing-cycles>
    <meta:generator>LibreOffice/5.4.6.2$Linux_X86_64 LibreOffice_project/40m0$Build-2</meta:generator>
    <meta:document-statistic meta:table-count="0" meta:image-count="0" meta:object-count="0" meta:page-count="2" meta:paragraph-count="25" meta:word-count="580" meta:character-count="3332" meta:non-whitespace-character-count="2769"/>
  </office:meta>
</office:document-meta>
</file>